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202124" fo:font-size="12pt" style:font-size-asian="12pt" style:font-size-complex="12pt"/>
    </style:style>
    <style:style style:name="T1" style:family="text">
      <style:text-properties fo:color="#202124" fo:font-size="12pt" style:font-size-asian="12pt" style:font-size-complex="12pt"/>
    </style:style>
    <style:style style:name="T2" style:family="text">
      <style:text-properties fo:color="#202124" fo:font-size="12pt" style:font-size-asian="12pt" style:font-size-complex="12pt" fo:background-color="#ffffff"/>
    </style:style>
    <style:style style:name="T3" style:family="text">
      <style:text-properties style:text-underline-style="none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9466112" text:style-name="WWNum1">
        <text:list-item>
          <text:p text:style-name="P2">$('[<text:span text:style-name="T1">data-id</text:span><text:span text:style-name="T2">="</text:span><text:span text:style-name="T1">password</text:span><text:span text:style-name="T2">"</text:span>]')</text:p>
        </text:list-item>
      </text:list>
      <text:p text:style-name="P3">and</text:p>
      <text:p text:style-name="P3">$("input.WishTextInput-sc-1u5k2na-4.bcoLVx AuthenticationPage__AuthenticationTextInput-sc-1nahtik-14.hYzvvp")</text:p>
      <text:list xml:id="list133548612031087" text:continue-numbering="true" text:style-name="WWNum1">
        <text:list-item>
          <text:p text:style-name="P1"><text:span text:style-name="T1">$('input[data-id="firstName"]')</text:span></text:p>
        </text:list-item>
        <text:list-item>
          <text:p text:style-name="P1"><text:span text:style-name="T1">$('[data-testid=login-facebook]')</text:span></text:p>
        </text:list-item>
        <text:list-item>
          <text:p text:style-name="P1"><text:span text:style-name="T1">$('[data-testid=</text:span><text:span text:style-name="T2">login-google</text:span><text:span text:style-name="T1">]')</text:span></text:p>
        </text:list-item>
        <text:list-item>
          <text:p text:style-name="P1"><text:span text:style-name="T1">$('[data-testid=</text:span><text:span text:style-name="T2">login-apple</text:span><text:span text:style-name="T1">]')</text:span></text:p>
        </text:list-item>
        <text:list-item>
          <text:p text:style-name="P1"><text:span text:style-name="T1">$('div[id=</text:span><text:span text:style-name="T2">footer</text:span><text:span text:style-name="T1">]')</text:span></text:p>
        </text:list-item>
      </text:list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15" meta:character-count="293" meta:non-whitespace-character-count="292"/>
    <meta:generator>LibreOfficeDev/6.0.5.2$Linux_X86_64 LibreOffice_project/</meta:generator>
  </office:meta>
</office:document-meta>
</file>